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3"/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2-20_01-21-51_000.jpg</text:p>
          </table:table-cell>
          <table:table-cell table:style-name="ce19" office:value-type="string">
            <text:p>:m #*# RES / JVEMV6 64#90_?? / 『日本古典文学大系　９５　折たく柴の記』 小高、松村、校注 / p.254 / w:近衛信尹,topic:~ / N~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2-20_02-16-35_000.jpg</text:p>
          </table:table-cell>
          <table:table-cell table:style-name="ce12" office:value-type="string">
            <text:p>:m 記録 / お酒：飲んだ量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2-20_02-31-55_000.jpg</text:p>
          </table:table-cell>
          <table:table-cell table:style-name="ce19" office:value-type="string">
            <text:p>:m :PHOTO 寝た時刻 / 2021 / オナニー、未了、duration=４０分ぐらい,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2-20_11-35-56_000.jpg</text:p>
          </table:table-cell>
          <table:table-cell table:style-name="ce19" office:value-type="string">
            <text:p>:m RES 1*3 / free# JVEMV6 76#_60:1 / 76. physics / w=(ψ=Ae^((2πi/h)(px-Et))),topics=シュレーディンガー方程式,other=calc+,s=~,i=~,doc=r-4-1~3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2-20_11-36-28_000.jpg</text:p>
          </table:table-cell>
          <table:table-cell table:style-name="ce19" office:value-type="string">
            <text:p>:m RES 2*3 / free# JVEMV6 76#_60:1 / 76. physics / w=(ψ=Ae^((2πi/h)(px-Et))),topics=シュレーディンガー方程式,other=calc+,s=~,i=~,doc=r-4-1~3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2-20_11-36-51_000.jpg</text:p>
          </table:table-cell>
          <table:table-cell table:style-name="ce19" office:value-type="string">
            <text:p>:m RES 3*3 / free# JVEMV6 76#_60:1 / 76. physics / w=(ψ=Ae^((2πi/h)(px-Et)));(∂^2ψ/∂x^2),topics=シュレーディンガー方程式,other=calc+,s=~,i=~,doc=r-4-1~3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2-20_11-59-19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2-20_16-08-27_000.jpg</text:p>
          </table:table-cell>
          <table:table-cell table:style-name="ce19" office:value-type="string">
            <text:p>:m RES 1*3 / free# JVEMV6 68#_133:1 / 68. theoretical-physics(tp) / w=(f(z+h)≒f`(z)*h+f(z),topics=複素微分,other=calc+,s=~,i=~,doc=r-7-10~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2-20_16-09-02_000.jpg</text:p>
          </table:table-cell>
          <table:table-cell table:style-name="ce19" office:value-type="string">
            <text:p>:m RES 2*3 / free# JVEMV6 68#_133:1 / 68. theoretical-physics(tp) / w=(f(z+h)≒f`(z)*h+f(z),topics=複素微分,other=orig+,s=~,i=~,doc=r-7-10~1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1-12-20_16-09-23_000.jpg</text:p>
          </table:table-cell>
          <table:table-cell table:style-name="ce19" office:value-type="string">
            <text:p>:m RES 3*3 / free# JVEMV6 68#_133:1 / 68. theoretical-physics(tp) / w=(f(z+h)≒f`(z)*h+f(z));(∂u/∂x=∂v/∂y),topics=複素微分,other=説明+,s=~,i=~,doc=r-7-10~1#5.4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1-12-20_21-00-02_000.jpg</text:p>
          </table:table-cell>
          <table:table-cell table:style-name="ce19" office:value-type="string">
            <text:p><text:s/>:m 食べた物 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1-12-20_18-47-37_000.mp4</text:p>
          </table:table-cell>
          <table:table-cell table:style-name="ce19" office:value-type="string">
            <text:p>:VIDEO / @自室 / 記録 / jap.flute / 演奏、play / R=1 / todays-melody,genr=~,for=~,Re+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 table:number-rows-repeated="4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28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21"/>
          <table:table-cell table:style-name="ce38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6">
          <table:table-cell table:style-name="ce4"/>
          <table:table-cell table:style-name="ce5"/>
          <table:table-cell table:style-name="ce21"/>
          <table:table-cell table:style-name="ce38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 / オナニー、未了；音楽ビデオ、観ていた、duration=２時間ぐらい？,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12" office:value-type="string">
            <text:p>:m :PHOTO 寝た時刻 / 2021</text:p>
          </table:table-cell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 office:value-type="string">
            <text:p>:m :PHOTO 起きた時刻 / 2021</text:p>
          </table:table-cell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21" office:value-type="string">
            <text:p>:m :PHOTO 起きた時刻（夜中） / 2021</text:p>
          </table:table-cell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1">2021/12/21</text:date>, <text:time>00:59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2-21T00:59:03.53</dc:date>
    <dc:creator>iwabuchi ken</dc:creator>
    <meta:editing-duration>P41DT5H39M6S</meta:editing-duration>
    <meta:editing-cycles>14050</meta:editing-cycles>
    <meta:document-statistic meta:table-count="1" meta:cell-count="276" meta:object-count="0"/>
    <meta:user-defined meta:name="qrichtext">1</meta:user-defined>
  </office:meta>
</office:document-meta>
</file>